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f3ac2" officeooo:paragraph-rsid="000f3ac2"/>
    </style:style>
    <style:style style:name="P2" style:family="paragraph" style:parent-style-name="Standard">
      <style:paragraph-properties fo:text-align="start" style:justify-single-word="false"/>
      <style:text-properties officeooo:rsid="000f3ac2" officeooo:paragraph-rsid="000ff6ca"/>
    </style:style>
    <style:style style:name="P3" style:family="paragraph" style:parent-style-name="Standard">
      <style:paragraph-properties fo:text-align="center" style:justify-single-word="false"/>
      <style:text-properties officeooo:rsid="000f3ac2" officeooo:paragraph-rsid="000f3ac2"/>
    </style:style>
    <style:style style:name="P4" style:family="paragraph" style:parent-style-name="Standard">
      <style:paragraph-properties fo:text-align="start" style:justify-single-word="false"/>
      <style:text-properties officeooo:paragraph-rsid="000ff6ca"/>
    </style:style>
    <style:style style:name="P5" style:family="paragraph" style:parent-style-name="Standard">
      <style:paragraph-properties fo:text-align="start" style:justify-single-word="false"/>
      <style:text-properties officeooo:rsid="0012c8d3" officeooo:paragraph-rsid="0012c8d3"/>
    </style:style>
    <style:style style:name="P6" style:family="paragraph" style:parent-style-name="Standard">
      <style:paragraph-properties fo:text-align="start" style:justify-single-word="false"/>
      <style:text-properties officeooo:rsid="0014a38b" officeooo:paragraph-rsid="0014a38b"/>
    </style:style>
    <style:style style:name="P7" style:family="paragraph" style:parent-style-name="Standard">
      <style:paragraph-properties fo:text-align="start" style:justify-single-word="false"/>
      <style:text-properties officeooo:rsid="00162433" officeooo:paragraph-rsid="00162433"/>
    </style:style>
    <style:style style:name="P8" style:family="paragraph" style:parent-style-name="Standard">
      <style:paragraph-properties fo:text-align="start" style:justify-single-word="false"/>
      <style:text-properties officeooo:rsid="001703ef" officeooo:paragraph-rsid="001703ef"/>
    </style:style>
    <style:style style:name="T1" style:family="text">
      <style:text-properties officeooo:rsid="000f3ac2"/>
    </style:style>
    <style:style style:name="T2" style:family="text">
      <style:text-properties officeooo:rsid="000ff6ca"/>
    </style:style>
    <style:style style:name="T3" style:family="text">
      <style:text-properties officeooo:rsid="0011ca16"/>
    </style:style>
    <style:style style:name="T4" style:family="text">
      <style:text-properties officeooo:rsid="0012c8d3"/>
    </style:style>
    <style:style style:name="T5" style:family="text">
      <style:text-properties officeooo:rsid="0014a38b"/>
    </style:style>
    <style:style style:name="T6" style:family="text">
      <style:text-properties officeooo:rsid="0015f273"/>
    </style:style>
    <style:style style:name="T7" style:family="text">
      <style:text-properties officeooo:rsid="00162433"/>
    </style:style>
    <style:style style:name="T8" style:family="text">
      <style:text-properties officeooo:rsid="001703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oup: The Lone Wolf</text:p>
      <text:p text:style-name="P1">Members: Ben Shaw</text:p>
      <text:p text:style-name="P1">Date: 10/28/2022</text:p>
      <text:p text:style-name="P1">Competition: AMEX default prediction</text:p>
      <text:p text:style-name="P1"/>
      <text:p text:style-name="P3">Checkpoint 2 - Report</text:p>
      <text:p text:style-name="P3"/>
      <text:p text:style-name="P2">The purpose of this competition is to predict the probability that a customer will default on their credit card payment. <text:span text:style-name="T2">Training data and labels are given, which training data is approximately half the size of the test data. In the training data, approximately 74% of the labels are attributed to the “0” class: that is, a non-default. Therefore, the mean accuracy of all models must be above 74%. Notably, the scoring metric for this dataset is not the mean accuracy, but rather </text:span><text:span text:style-name="T3">is the mean of the normalized Gini Coefficient and the default rate captured at 4%.</text:span></text:p>
      <text:p text:style-name="P2"/>
      <text:p text:style-name="P4"><text:span text:style-name="T1">For each customer, and for each statement date, 188 </text:span><text:span text:style-name="T4">additional</text:span><text:span text:style-name="T1"> features are attributed. The training </text:span><text:span text:style-name="T4">and test</text:span><text:span text:style-name="T1"> data </text:span><text:span text:style-name="T4">are g</text:span><text:span text:style-name="T1">iven in the form of a single .csv file </text:span><text:span text:style-name="T4">(respectively)</text:span><text:span text:style-name="T1">, so that a single customer’s data is given on multiple rows, each with a different value for the statement date. Thus, in order to obtain the statement data for a single customer, the .csv file needs to be searched for </text:span><text:span text:style-name="T2">all rows with matching “customer_ID.” </text:span><text:span text:style-name="T3">There are 924,621 customers in the test dataset.</text:span></text:p>
      <text:p text:style-name="P1"/>
      <text:p text:style-name="P5">The first task in preprocessing was to split the data so that each customer ID in the training and test data has its own .csv file. This was a time-consuming process, taking several days to complete. <text:span text:style-name="T5">Next, .csv files were created which contained only the last statements from each customer: the early models would be based only on the last statement data. “NaN” values were changed to 0.</text:span></text:p>
      <text:p text:style-name="P5"/>
      <text:p text:style-name="P5">It was intended that the first models would be based on the random forest algorithm. For simplicity, these first models would be based only on the last statement for each customer. <text:span text:style-name="T5">A pandas dataframe was thus created: each row represented the last statement for each customer in the training set. The test dataframe was constructed likewise. Four features were removed from the data for training and testing: the customer ID, the statement date, and two features whose values were strings.</text:span></text:p>
      <text:p text:style-name="P5"/>
      <text:p text:style-name="P6">Four random forest models were trained on the training data. The first model used 100 trees and no maximum depth; the second used 100 trees with a maximum depth of 5; the third used 1000 trees with a maximum depth of 5; the fourth used 1000 trees with no maximum depth. <text:span text:style-name="T6">To estimate which model had better performance, the mean </text:span><text:span text:style-name="T7">validation </text:span><text:span text:style-name="T6">accuracy of each model was calculated: the validation set accounted for approximately 33% of the training data. </text:span><text:span text:style-name="T7">The first and fourth models exhibited the two highest mean accuracies and where subsequently used to make predictions on the training data: the mean accuracies were approximately 89.5%.</text:span></text:p>
      <text:p text:style-name="P6"/>
      <text:p text:style-name="P7">For each of the two models, the class probabilities for the test data were computed and used to create a submission .csv file. The submissions were evaluated, and the public scores are as follows: 0.76060 (first random forest), 0.76592 (fourth random forest). The private scores are as follows: 0.76841 (first random forest), 0.77409 (fourth random forest). It is notable that these scores are higher than the “benchmark random forest” score of approximately <text:span text:style-name="T8">0.75595.</text:span></text:p>
      <text:p text:style-name="P7"/>
      <text:p text:style-name="P8">The plan for the rest of the semester is to run different models on the data. Specifically, models that treat time series data are desired. A basic neural network architecture will be trained on the “last statement” data that the random forest model was trained on. Subsequently, the data will be treated as a time series, where the time step is the statement dat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11:16:30.794396627</meta:creation-date>
    <dc:date>2022-10-28T15:09:26.785087801</dc:date>
    <meta:editing-duration>PT19M44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2" meta:word-count="587" meta:character-count="3496" meta:non-whitespace-character-count="2921"/>
  </office:meta>
</office:document-meta>
</file>